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1" table:default-cell-style-name="Default"/>
        <table:table-row table:style-name="ro1">
          <table:table-cell table:style-name="ce1" office:value-type="string" calcext:value-type="string">
            <text:p>COORDINATE SYSTEM to identify positions in the X, Y, and Z-axe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@company: USBONG SOCIAL SYSTEMS, INC. (USBONG)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@author: SYSON, MICHAEL B.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@date created: 202011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@last updated: 2020111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@open source: Apache License, Version 2.0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1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 = <text:s/>0.10 //POSITION X OF POINT</text:p>
          </table:table-cell>
          <table:table-cell table:number-columns-repeated="17"/>
          <table:table-cell table:style-name="ce2" office:value-type="string" calcext:value-type="string">
            <text:p>X = <text:s/>0.10 //POSITION X OF 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 = 0.10 //POSITION Y OF POINT</text:p>
          </table:table-cell>
          <table:table-cell table:number-columns-repeated="17"/>
          <table:table-cell table:style-name="ce2" office:value-type="string" calcext:value-type="string">
            <text:p>Y = 0.10 //POSITION Y OF POINT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2"/>
        </table:table-row>
        <table:table-row table:style-name="ro1">
          <table:table-cell table:style-name="Default"/>
          <table:table-cell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2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2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2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2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2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2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2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-00-0000</text:date>, <text:time style:data-style-name="N2" text:time-value="13:25:56.674606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4T13:42:02.831281532</dc:date>
    <meta:editing-duration>PT1H6M51S</meta:editing-duration>
    <meta:editing-cycles>13</meta:editing-cycles>
    <meta:generator>LibreOffice/6.4.6.2$Linux_X86_64 LibreOffice_project/40$Build-2</meta:generator>
    <meta:document-statistic meta:table-count="1" meta:cell-count="49" meta:object-count="0"/>
  </office:meta>
</office:document-meta>
</file>